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officeooo:paragraph-rsid="001faae9"/>
    </style:style>
    <style:style style:name="P2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officeooo:paragraph-rsid="001faae9"/>
    </style:style>
    <style:style style:name="P3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paragraph-rsid="001faae9" style:font-size-asian="10pt" style:font-size-complex="10pt"/>
    </style:style>
    <style:style style:name="P4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1faae9" style:font-size-asian="8.75pt" style:font-size-complex="10pt"/>
    </style:style>
    <style:style style:name="P5" style:family="paragraph">
      <style:paragraph-properties fo:text-align="center"/>
    </style:style>
    <style:style style:name="P6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1faae9" style:font-size-asian="10pt" style:font-size-complex="10pt"/>
    </style:style>
    <style:style style:name="P7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officeooo:rsid="000ae927" officeooo:paragraph-rsid="001faae9"/>
    </style:style>
    <style:style style:name="P8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1faae9" style:font-size-asian="10.5pt" style:font-size-complex="12pt"/>
    </style:style>
    <style:style style:name="P9" style:family="paragraph" style:parent-style-name="Standard">
      <style:text-properties style:font-name="Arial" fo:font-size="10pt" officeooo:rsid="000ff9cb" officeooo:paragraph-rsid="001faae9" style:font-size-asian="8.75pt" style:font-size-complex="10pt"/>
    </style:style>
    <style:style style:name="P10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fo:font-weight="normal" officeooo:rsid="000ff9cb" officeooo:paragraph-rsid="001faae9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fo:font-weight="normal" officeooo:rsid="00229bfb" officeooo:paragraph-rsid="001faae9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officeooo:rsid="000ff9cb" officeooo:paragraph-rsid="002022f5" style:font-size-asian="8.75pt" style:font-size-complex="10pt"/>
    </style:style>
    <style:style style:name="P13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2022f5" style:font-size-asian="10.5pt" style:font-size-complex="12pt"/>
    </style:style>
    <style:style style:name="P14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2022f5" style:font-size-asian="8.75pt" style:font-size-complex="10pt"/>
    </style:style>
    <style:style style:name="P15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fo:font-weight="normal" officeooo:rsid="000ff9cb" officeooo:paragraph-rsid="002022f5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style:text-underline-style="none" fo:font-weight="normal" officeooo:rsid="00222228" officeooo:paragraph-rsid="002022f5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style:text-underline-style="none" fo:font-weight="normal" officeooo:rsid="00222228" officeooo:paragraph-rsid="0024fea8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24fea8" style:font-size-asian="10.5pt" style:font-size-complex="12pt"/>
    </style:style>
    <style:style style:name="P19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24fea8" style:font-size-asian="8.75pt" style:font-size-complex="10pt"/>
    </style:style>
    <style:style style:name="P20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style:text-underline-style="none" fo:font-weight="normal" officeooo:rsid="000ff9cb" officeooo:paragraph-rsid="0024fea8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fo:font-weight="normal" officeooo:rsid="00229bfb" officeooo:paragraph-rsid="00222228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officeooo:rsid="000ff9cb" officeooo:paragraph-rsid="00222228" style:font-size-asian="8.75pt" style:font-size-complex="10pt"/>
    </style:style>
    <style:style style:name="P23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222228" style:font-size-asian="10.5pt" style:font-size-complex="12pt"/>
    </style:style>
    <style:style style:name="P24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222228" style:font-size-asian="8.75pt" style:font-size-complex="10pt"/>
    </style:style>
    <style:style style:name="P25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fo:font-weight="normal" officeooo:rsid="000ff9cb" officeooo:paragraph-rsid="00222228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fo:font-weight="normal" officeooo:rsid="00222228" officeooo:paragraph-rsid="00222228" style:font-size-asian="10pt" style:font-weight-asian="normal" style:font-size-complex="10pt" style:font-weight-complex="normal"/>
    </style:style>
    <style:style style:name="T1" style:family="text">
      <style:text-properties style:font-name="Arial" fo:font-size="16pt" officeooo:rsid="00092e4a" style:font-size-asian="16pt" style:font-size-complex="16pt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officeooo:rsid="00092e4a"/>
    </style:style>
    <style:style style:name="T6" style:family="text">
      <style:text-properties officeooo:rsid="00097988"/>
    </style:style>
    <style:style style:name="T7" style:family="text">
      <style:text-properties fo:font-size="12pt" fo:font-weight="normal" officeooo:rsid="00097988" style:font-size-asian="12pt" style:font-weight-asian="normal" style:font-size-complex="12pt" style:font-weight-complex="normal"/>
    </style:style>
    <style:style style:name="T8" style:family="text">
      <style:text-properties fo:font-size="15pt" fo:font-weight="normal" officeooo:rsid="00097988" style:font-size-asian="15pt" style:font-weight-asian="normal" style:font-size-complex="15pt" style:font-weight-complex="normal"/>
    </style:style>
    <style:style style:name="T9" style:family="text">
      <style:text-properties style:font-name="Arial" fo:font-size="16pt" officeooo:rsid="000ae927" style:font-size-asian="16pt" style:font-size-complex="16pt"/>
    </style:style>
    <style:style style:name="T10" style:family="text">
      <style:text-properties style:font-name="Arial" fo:font-size="20pt" officeooo:rsid="000ae927" style:font-size-asian="20pt" style:font-size-complex="20pt"/>
    </style:style>
    <style:style style:name="T11" style:family="text">
      <style:text-properties style:font-name="Arial" fo:font-size="13pt" officeooo:rsid="001a89ac" style:font-size-asian="11.3500003814697pt" style:font-size-complex="13pt"/>
    </style:style>
    <style:style style:name="T12" style:family="text">
      <style:text-properties style:font-name="Arial" fo:font-size="13pt" officeooo:rsid="001a89ac" style:font-size-asian="13pt" style:font-size-complex="13pt"/>
    </style:style>
    <style:style style:name="T13" style:family="text">
      <style:text-properties style:font-name="Arial" fo:font-size="12pt" fo:font-weight="normal" officeooo:rsid="000ae927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928e1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928e1" style:font-size-asian="10.5pt" style:font-weight-asian="normal" style:font-size-complex="12pt" style:font-weight-complex="normal"/>
    </style:style>
    <style:style style:name="T16" style:family="text">
      <style:text-properties fo:font-weight="normal" officeooo:rsid="001928e1" style:font-weight-asian="normal" style:font-weight-complex="normal"/>
    </style:style>
    <style:style style:name="T17" style:family="text">
      <style:text-properties fo:font-size="12pt" fo:font-weight="normal" officeooo:rsid="001928e1" style:font-size-asian="12pt" style:font-weight-asian="normal" style:font-size-complex="12pt" style:font-weight-complex="normal"/>
    </style:style>
    <style:style style:name="T18" style:family="text">
      <style:text-properties fo:font-weight="normal" officeooo:rsid="001a89ac" style:font-weight-asian="normal" style:font-weight-complex="normal"/>
    </style:style>
    <style:style style:name="T19" style:family="text">
      <style:text-properties fo:font-weight="normal" officeooo:rsid="001a89ac" style:font-size-asian="10pt" style:font-weight-asian="normal" style:font-weight-complex="normal"/>
    </style:style>
    <style:style style:name="T20" style:family="text">
      <style:text-properties fo:font-weight="normal" officeooo:rsid="001928e1" style:font-size-asian="10pt" style:font-weight-asian="normal" style:font-weight-complex="normal"/>
    </style:style>
    <style:style style:name="T21" style:family="text">
      <style:text-properties style:font-name="Arial" fo:font-size="10pt" fo:font-weight="normal" officeooo:rsid="001a89ac" style:font-size-asian="8.75pt" style:font-weight-asian="normal" style:font-size-complex="10pt" style:font-weight-complex="normal"/>
    </style:style>
    <style:style style:name="T22" style:family="text">
      <style:text-properties style:font-name="Arial" fo:font-size="13pt" officeooo:rsid="001aa0cd" style:font-size-asian="13pt" style:font-size-complex="13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ae927" style:font-size-asian="10pt" style:font-size-complex="10pt"/>
    </style:style>
    <style:style style:name="T25" style:family="text">
      <style:text-properties fo:font-size="10pt" officeooo:rsid="0012a7b6" style:font-size-asian="10pt" style:font-size-complex="10pt"/>
    </style:style>
    <style:style style:name="T26" style:family="text">
      <style:text-properties officeooo:rsid="000ae927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16da50" style:font-size-asian="10.5pt" style:font-size-complex="12pt"/>
    </style:style>
    <style:style style:name="T29" style:family="text">
      <style:text-properties style:font-size-asian="10pt"/>
    </style:style>
    <style:style style:name="T30" style:family="text">
      <style:text-properties officeooo:rsid="0016da50" style:font-size-asian="10pt"/>
    </style:style>
    <style:style style:name="T31" style:family="text">
      <style:text-properties officeooo:rsid="0016da50"/>
    </style:style>
    <style:style style:name="T32" style:family="text">
      <style:text-properties fo:font-size="13pt" officeooo:rsid="001aa0cd" style:font-size-asian="13pt" style:font-size-complex="13pt"/>
    </style:style>
    <style:style style:name="T33" style:family="text">
      <style:text-properties fo:font-size="10pt" officeooo:rsid="001155ae" style:font-size-asian="10pt" style:font-size-complex="10pt"/>
    </style:style>
    <style:style style:name="T34" style:family="text">
      <style:text-properties fo:font-size="10pt" officeooo:rsid="000e995a" style:font-size-asian="10pt" style:font-size-complex="10pt"/>
    </style:style>
    <style:style style:name="T35" style:family="text">
      <style:text-properties officeooo:rsid="000e995a"/>
    </style:style>
    <style:style style:name="T36" style:family="text">
      <style:text-properties officeooo:rsid="000ff9cb"/>
    </style:style>
    <style:style style:name="T37" style:family="text">
      <style:text-properties fo:font-size="10pt" officeooo:rsid="000ff9cb" style:font-size-asian="10pt" style:font-size-complex="10pt"/>
    </style:style>
    <style:style style:name="T38" style:family="text">
      <style:text-properties fo:font-size="12pt" officeooo:rsid="000ae927" style:font-size-asian="10.5pt" style:font-size-complex="12pt"/>
    </style:style>
    <style:style style:name="T39" style:family="text">
      <style:text-properties officeooo:rsid="000ae927" style:font-size-asian="8.75pt"/>
    </style:style>
    <style:style style:name="T40" style:family="text">
      <style:text-properties style:font-size-asian="8.75pt"/>
    </style:style>
    <style:style style:name="T41" style:family="text">
      <style:text-properties fo:font-size="12pt" officeooo:rsid="001155ae" style:font-size-asian="10.5pt" style:font-size-complex="12pt"/>
    </style:style>
    <style:style style:name="T42" style:family="text">
      <style:text-properties fo:font-size="12pt" officeooo:rsid="0012a7b6" style:font-size-asian="10.5pt" style:font-size-complex="12pt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weight="normal" officeooo:rsid="001bfc50" style:font-size-asian="10pt" style:font-weight-asian="normal" style:font-weight-complex="normal"/>
    </style:style>
    <style:style style:name="T46" style:family="text">
      <style:text-properties officeooo:rsid="001155ae"/>
    </style:style>
    <style:style style:name="T47" style:family="text">
      <style:text-properties officeooo:rsid="0012a7b6"/>
    </style:style>
    <style:style style:name="T48" style:family="text">
      <style:text-properties officeooo:rsid="0013a159"/>
    </style:style>
    <style:style style:name="T49" style:family="text">
      <style:text-properties officeooo:rsid="001bfc50"/>
    </style:style>
    <style:style style:name="T50" style:family="text">
      <style:text-properties fo:background-color="#d4ea6b" loext:char-shading-value="0"/>
    </style:style>
    <style:style style:name="T51" style:family="text">
      <style:text-properties fo:font-size="11pt" fo:font-weight="bold" fo:background-color="#d4ea6b" loext:char-shading-value="0" style:font-size-asian="11pt" style:font-weight-asian="bold" style:font-size-complex="11pt" style:font-weight-complex="bold"/>
    </style:style>
    <style:style style:name="T52" style:family="text">
      <style:text-properties fo:font-size="13pt" officeooo:rsid="00229bfb" style:font-size-asian="13pt" style:font-size-complex="13pt"/>
    </style:style>
    <style:style style:name="T53" style:family="text">
      <style:text-properties fo:font-size="12pt" fo:font-weight="normal" officeooo:rsid="00229bfb" style:font-size-asian="10.5pt" style:font-weight-asian="normal" style:font-size-complex="12pt" style:font-weight-complex="normal"/>
    </style:style>
    <style:style style:name="T54" style:family="text">
      <style:text-properties fo:font-size="10pt" officeooo:rsid="00229bfb" style:font-size-asian="10pt" style:font-size-complex="10pt"/>
    </style:style>
    <style:style style:name="T55" style:family="text">
      <style:text-properties fo:font-size="13pt" officeooo:rsid="00238f5c" style:font-size-asian="13pt" style:font-size-complex="13pt"/>
    </style:style>
    <style:style style:name="T56" style:family="text">
      <style:text-properties fo:font-size="10pt" officeooo:rsid="00238f5c" style:font-size-asian="10pt" style:font-size-complex="10pt"/>
    </style:style>
    <style:style style:name="T57" style:family="text">
      <style:text-properties fo:font-size="13pt" officeooo:rsid="002022f5" style:font-size-asian="13pt" style:font-size-complex="13pt"/>
    </style:style>
    <style:style style:name="T58" style:family="text">
      <style:text-properties fo:font-size="10pt" officeooo:rsid="00222228" style:font-size-asian="10pt" style:font-size-complex="10pt"/>
    </style:style>
    <style:style style:name="T59" style:family="text">
      <style:text-properties fo:font-size="10pt" style:text-underline-style="solid" style:text-underline-width="auto" style:text-underline-color="font-color" officeooo:rsid="00222228" style:font-size-asian="10pt" style:font-size-complex="10pt"/>
    </style:style>
    <style:style style:name="T60" style:family="text">
      <style:text-properties fo:font-size="10pt" style:text-underline-style="none" officeooo:rsid="00222228" style:font-size-asian="10pt" style:font-size-complex="10pt"/>
    </style:style>
    <style:style style:name="T61" style:family="text">
      <style:text-properties fo:font-size="13pt" officeooo:rsid="0024fea8" style:font-size-asian="13pt" style:font-size-complex="13pt"/>
    </style:style>
    <style:style style:name="T62" style:family="text">
      <style:text-properties fo:font-size="12pt" fo:font-weight="normal" officeooo:rsid="0024fea8" style:font-size-asian="10.5pt" style:font-weight-asian="normal" style:font-size-complex="12pt" style:font-weight-complex="normal"/>
    </style:style>
    <style:style style:name="T63" style:family="text">
      <style:text-properties officeooo:rsid="0024fea8"/>
    </style:style>
    <style:style style:name="T64" style:family="text">
      <style:text-properties officeooo:rsid="00275eb3"/>
    </style:style>
    <style:style style:name="T65" style:family="text">
      <style:text-properties fo:font-size="13pt" officeooo:rsid="00222228" style:font-size-asian="13pt" style:font-size-complex="13pt"/>
    </style:style>
    <style:style style:name="T66" style:family="text">
      <style:text-properties fo:font-size="12pt" fo:font-weight="normal" officeooo:rsid="00222228" style:font-size-asian="10.5pt" style:font-weight-asian="normal" style:font-size-complex="12pt" style:font-weight-complex="normal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I</text:span></text:span><text:span text:style-name="Strong_20_Emphasis"><text:span text:style-name="T2">magem Docker</text:span></text:span></text:p>
      <text:p text:style-name="P2"/>
      <text:p text:style-name="P1"><text:span text:style-name="T3">Uma </text:span><text:span text:style-name="Strong_20_Emphasis"><text:span text:style-name="T3">imagem Docker</text:span></text:span><text:span text:style-name="T3"> é como uma </text:span><text:span text:style-name="Strong_20_Emphasis"><text:span text:style-name="T3">classe Java</text:span></text:span><text:span text:style-name="T3">: define tudo que um container precisa para ser executado, mas por si só não faz nada.<text:line-break/>Um </text:span><text:span text:style-name="Strong_20_Emphasis"><text:span text:style-name="T3">container Docker</text:span></text:span><text:span text:style-name="T3"> é como uma </text:span><text:span text:style-name="Strong_20_Emphasis"><text:span text:style-name="T3">instância (objeto)</text:span></text:span><text:span text:style-name="T3"> criada com </text:span><text:span text:style-name="Source_20_Text"><text:span text:style-name="T3">new</text:span></text:span><text:span text:style-name="T3">: executa de fato o que foi definido na imagem. </text:span></text:p>
      <text:p text:style-name="P2"/>
      <text:p text:style-name="P1"><text:span text:style-name="Strong_20_Emphasis"><text:span text:style-name="T1">WSL (Windows Subsystem for Linux)</text:span></text:span></text:p>
      <text:p text:style-name="P1"><text:span text:style-name="Strong_20_Emphasis"><text:span text:style-name="T4"/></text:span></text:p>
      <text:p text:style-name="P3"><text:span text:style-name="T5">No </text:span>Windows PowerShell <text:span text:style-name="T5">(como administrador) e com a </text:span><text:span text:style-name="T6">v</text:span><text:span text:style-name="T5">irtual machine </text:span><text:span text:style-name="T6">habilitada</text:span><text:span text:style-name="T5">:</text:span></text:p>
      <text:p text:style-name="P2"><text:tab/><text:span text:style-name="T7">wsl --install</text:span></text:p>
      <text:p text:style-name="P2"><text:span text:style-name="T8"/></text:p>
      <text:p text:style-name="P1"><text:span text:style-name="Strong_20_Emphasis"><text:span text:style-name="T9">Comandos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1"><text:tab/></text:span></text:span><text:span text:style-name="Strong_20_Emphasis"><text:span text:style-name="T12">Containerizar uma aplicação existente</text:span></text:span></text:p>
      <text:p text:style-name="P1"><text:span text:style-name="Strong_20_Emphasis"><text:span text:style-name="T11"/></text:span></text:p>
      <text:p text:style-name="P1"><text:span text:style-name="Strong_20_Emphasis"><text:span text:style-name="T11"><text:tab/></text:span></text:span><text:span text:style-name="Strong_20_Emphasis"><text:span text:style-name="T13">d</text:span></text:span><text:span text:style-name="Strong_20_Emphasis"><text:span text:style-name="T14">ocker init</text:span></text:span></text:p>
      <text:p text:style-name="P4"><text:span text:style-name="Strong_20_Emphasis"><text:span text:style-name="T15"><text:tab/><text:tab/></text:span></text:span><text:span text:style-name="Strong_20_Emphasis"><text:span text:style-name="T16">// ajuda a criar os arquivos necessários para gerar a imagem do seu projeto</text:span></text:span></text:p>
      <text:p text:style-name="P4"><text:span text:style-name="Strong_20_Emphasis"><text:span text:style-name="T16"><text:tab/></text:span></text:span><text:span text:style-name="Strong_20_Emphasis"><text:span text:style-name="T17">docker compose up --build</text:span></text:span></text:p>
      <text:p text:style-name="P4"><text:span text:style-name="Strong_20_Emphasis"><text:span text:style-name="T15"><text:tab/><text:tab/></text:span></text:span><text:span text:style-name="Strong_20_Emphasis"><text:span text:style-name="T16">// </text:span></text:span><text:span text:style-name="Strong_20_Emphasis"><text:span text:style-name="T18">o “</text:span></text:span><text:span text:style-name="Strong_20_Emphasis"><text:span text:style-name="T19">--</text:span></text:span><text:span text:style-name="Strong_20_Emphasis"><text:span text:style-name="T20">build</text:span></text:span><text:span text:style-name="Strong_20_Emphasis"><text:span text:style-name="T18">” gera a imagem</text:span></text:span></text:p>
      <text:p text:style-name="P1"><text:span text:style-name="Strong_20_Emphasis"><text:span text:style-name="T21"><text:tab/><text:tab/>// o “up” gera um container e sobe aplicação com as especificações do compose.yaml</text:span></text:span></text:p>
      <text:p text:style-name="P1"><draw:line text:anchor-type="paragraph" draw:z-index="2" draw:name="Linha horizontal 3" draw:style-name="gr1" draw:text-style-name="P5" svg:x1="0.404cm" svg:y1="0.18cm" svg:x2="17.126cm" svg:y2="0.18cm"><text:p/></draw:line><text:span text:style-name="Strong_20_Emphasis"><text:span text:style-name="T11"><text:tab/></text:span></text:span></text:p>
      <text:p text:style-name="P1"><text:span text:style-name="Strong_20_Emphasis"><text:span text:style-name="T14"><text:tab/></text:span></text:span><text:span text:style-name="Strong_20_Emphasis"><text:span text:style-name="T22">Visualizar</text:span></text:span><text:span text:style-name="Strong_20_Emphasis"><text:span text:style-name="T14"><text:tab/></text:span></text:span></text:p>
      <text:p text:style-name="P1"><text:span text:style-name="Strong_20_Emphasis"><text:span text:style-name="T14"/></text:span></text:p>
      <text:p text:style-name="P1"><text:span text:style-name="Strong_20_Emphasis"><text:span text:style-name="T14"><text:tab/>d</text:span></text:span><text:span text:style-name="Strong_20_Emphasis"><text:span text:style-name="T13">ocker --version</text:span></text:span></text:p>
      <text:p text:style-name="P2"><text:tab/>docker container ls </text:p>
      <text:p text:style-name="P2"><text:span text:style-name="T23"><text:tab/><text:tab/>// </text:span><text:span text:style-name="T24">lista a todos os containers (“ls” </text:span><text:span text:style-name="T25">significa</text:span><text:span text:style-name="T24"> list)</text:span></text:p>
      <text:p text:style-name="P2"><text:tab/>docker <text:span text:style-name="T26">image</text:span> ls </text:p>
      <text:p text:style-name="P2"><text:span text:style-name="T23"><text:tab/><text:tab/>// </text:span><text:span text:style-name="T24">lista a todas as imagens</text:span></text:p>
      <text:p text:style-name="P4"><text:span text:style-name="T27"><text:tab/>docker </text:span><text:span text:style-name="T28">image inspect <text:s/>meunginx:latest</text:span></text:p>
      <text:p text:style-name="P4"><text:span text:style-name="T27"><text:tab/><text:tab/></text:span>/<text:span text:style-name="T29">/ “image inspect” </text:span><text:span text:style-name="T30">mostra todas as informações sobre a imagem</text:span></text:p>
      <text:p text:style-name="P6"><text:tab/><text:tab/>// <text:span text:style-name="T31">neste caso a imagem “meunginx” na versão “latest”</text:span></text:p>
      <text:p text:style-name="P2"><draw:line text:anchor-type="paragraph" draw:z-index="0" draw:name="Linha horizontal 1" draw:style-name="gr1" draw:text-style-name="P5" svg:x1="0.404cm" svg:y1="0.138cm" svg:x2="17.126cm" svg:y2="0.138cm"><text:p/></draw:line></text:p>
      <text:p text:style-name="P7"><text:tab/> <text:span text:style-name="Strong_20_Emphasis"><text:span text:style-name="T32">Novo container</text:span></text:span></text:p>
      <text:p text:style-name="P7"/>
      <text:p text:style-name="P7"><text:tab/>docker run nginx:latest<text:span text:style-name="T23"> </text:span></text:p>
      <text:p text:style-name="P7"><text:span text:style-name="T23"><text:tab/><text:tab/>// </text:span><text:span text:style-name="T33">cria um novo container</text:span></text:p>
      <text:p text:style-name="P7"><text:span text:style-name="T33"><text:tab/><text:tab/>//</text:span><text:span text:style-name="T23">”</text:span><text:span text:style-name="T34">nginx” é o nome da imagem </text:span><text:span text:style-name="T33">que o container instanciará </text:span><text:span text:style-name="T34">e “latest” a versão em questão</text:span></text:p>
      <text:p text:style-name="P7"><text:span text:style-name="T23"><text:tab/><text:tab/>// </text:span><text:span text:style-name="T34">se a imagem não existe localmente, o docker faz o download remotamente</text:span><text:span text:style-name="T35"> </text:span></text:p>
      <text:p text:style-name="P7"><text:tab/>docker run -<text:span text:style-name="T36">d </text:span>nginx:latest </text:p>
      <text:p text:style-name="P7"><text:span text:style-name="T23"><text:tab/><text:tab/>// “-</text:span><text:span text:style-name="T37">d” roda o container em segundo plano sem travar o CMD</text:span></text:p>
      <text:p text:style-name="P6"><text:tab/><text:span text:style-name="T38">docker run -</text:span><text:span text:style-name="T27">p 9080:80 </text:span><text:span text:style-name="T38">-</text:span><text:span text:style-name="T27">d </text:span><text:span text:style-name="T38">nginx:latest </text:span></text:p>
      <text:p text:style-name="P6"><text:span text:style-name="T38"><text:tab/><text:tab/></text:span><text:span text:style-name="T39">// ”-p 9080:80” </text:span><text:span text:style-name="T40">cria uma porta</text:span></text:p>
      <text:p text:style-name="P4"><text:tab/><text:span text:style-name="T27">docker run --name MeuNginx -p 9080:80 -d nginx:latest </text:span></text:p>
      <text:p text:style-name="P4"><text:span text:style-name="T27"><text:tab/><text:tab/></text:span>// “--name” nomeia o container</text:p>
      <text:p text:style-name="P4"><draw:line text:anchor-type="paragraph" draw:z-index="1" draw:name="Linha horizontal 2" draw:style-name="gr1" draw:text-style-name="P5" svg:x1="0.404cm" svg:y1="0.138cm" svg:x2="17.126cm" svg:y2="0.138cm"><text:p/></draw:line></text:p>
      <text:p text:style-name="P4"><text:tab/></text:p>
      <text:p text:style-name="P4"><text:span text:style-name="Strong_20_Emphasis"><text:span text:style-name="T32"/></text:span></text:p>
      <text:p text:style-name="P4"><text:span text:style-name="Strong_20_Emphasis"><text:span text:style-name="T32"/></text:span></text:p>
      <text:p text:style-name="P4"><text:span text:style-name="Strong_20_Emphasis"><text:span text:style-name="T32"/></text:span></text:p>
      <text:p text:style-name="P4"><text:span text:style-name="Strong_20_Emphasis"><text:span text:style-name="T32"/></text:span></text:p>
      <text:p text:style-name="P4"><text:span text:style-name="Strong_20_Emphasis"><text:span text:style-name="T32"/></text:span></text:p>
      <text:p text:style-name="P4"><text:soft-page-break/><text:span text:style-name="Strong_20_Emphasis"><text:span text:style-name="T32"><text:tab/>Nova imagem</text:span></text:span></text:p>
      <text:p text:style-name="P8"><text:tab/></text:p>
      <text:p text:style-name="P4"><text:span text:style-name="T27"><text:tab/>docker </text:span><text:span text:style-name="T41">build</text:span><text:span text:style-name="T27"> -</text:span><text:span text:style-name="T42">t </text:span><text:span text:style-name="T41">meu</text:span><text:span text:style-name="T27">nginx:</text:span><text:span text:style-name="T43">latest</text:span><text:span text:style-name="T27"> </text:span><text:span text:style-name="T44">. </text:span><text:span text:style-name="T45">(ponto final)</text:span></text:p>
      <text:p text:style-name="P4"><text:span text:style-name="T27"><text:tab/><text:tab/></text:span>// <text:span text:style-name="T46">constroi uma </text:span><text:span text:style-name="T47">nova </text:span><text:span text:style-name="T46">imagem </text:span></text:p>
      <text:p text:style-name="P4"><text:tab/><text:tab/>// “-<text:span text:style-name="T47">t</text:span>”<text:span text:style-name="T47">significa tag, logo após declara o nome e a versão da imagem</text:span></text:p>
      <text:p text:style-name="P4"><text:tab/><text:tab/>// <text:span text:style-name="T47">ao fim </text:span><text:span text:style-name="T48">é declarado </text:span><text:span text:style-name="T47">o endereço do arquivo</text:span></text:p>
      <text:p text:style-name="P4"><text:tab/><text:tab/>// <text:span text:style-name="T49">o </text:span>endereço <text:span text:style-name="T50"><text:s/></text:span><text:span text:style-name="T51">.</text:span><text:span text:style-name="T50"> </text:span><text:s/>indica que o Dockerfile está na pasta onde o comando foi executado</text:p>
      <text:p text:style-name="P4"><draw:line text:anchor-type="paragraph" draw:z-index="3" draw:name="Linha horizontal 4" draw:style-name="gr1" draw:text-style-name="P5" svg:x1="0.404cm" svg:y1="0.201cm" svg:x2="17.126cm" svg:y2="0.201cm"><text:p/></draw:line></text:p>
      <text:p text:style-name="P9"><text:tab/></text:p>
      <text:p text:style-name="P9"><text:tab/><text:span text:style-name="Strong_20_Emphasis"><text:span text:style-name="T52">Volume externo</text:span></text:span></text:p>
      <text:p text:style-name="P8"><text:tab/></text:p>
      <text:p text:style-name="P4"><text:span text:style-name="T27"><text:tab/></text:span><text:span text:style-name="T43">docker run --name MeuNginx -v /c/volume</text:span><text:span text:style-name="T53">Externo</text:span><text:span text:style-name="T43">/volume/nginx:/usr/share/nginx/html <text:tab/>-p 9180:80 -d nginx:latest</text:span></text:p>
      <text:p text:style-name="P10"><text:tab/><text:tab/><text:span text:style-name="T23">// </text:span><text:span text:style-name="T33">“</text:span><text:span text:style-name="T23">-v /c/volume</text:span><text:span text:style-name="T54">Externo</text:span><text:span text:style-name="T23">/volume/nginx</text:span><text:span text:style-name="T33">” </text:span><text:span text:style-name="T54">declara o caminho do seu volume externo</text:span></text:p>
      <text:p text:style-name="P11"><text:tab/><text:tab/>// “<text:span text:style-name="T36">/usr/share/nginx/html</text:span>” endereço da pagina padrão do nginx</text:p>
      <text:p text:style-name="P11"><text:tab/><text:tab/>// ao tentar acessar a pagina padrão do nginx, será redirecionado para o caminho informado</text:p>
      <text:p text:style-name="P11"/>
      <text:p text:style-name="P9"><text:span text:style-name="Strong_20_Emphasis"><text:span text:style-name="T52"><text:tab/></text:span></text:span><text:span text:style-name="Strong_20_Emphasis"><text:span text:style-name="T55">Ou</text:span></text:span></text:p>
      <text:p text:style-name="P11"/>
      <text:p text:style-name="P10"><text:tab/>docker run --name Nginx3 --mount <text:tab/>type=bind,src=/c/volumeExterno/volume/nginx,dst=/usr/share/nginx/html -p 9280:80 <text:tab/>-d nginx:latest</text:p>
      <text:p text:style-name="P10"><text:tab/><text:tab/><text:span text:style-name="T23">// “--mount type=bind” </text:span><text:span text:style-name="T56">é outra forma de apontar um volume externo</text:span></text:p>
      <text:p text:style-name="P11"><draw:line text:anchor-type="paragraph" draw:z-index="4" draw:name="Linha horizontal 5" draw:style-name="gr1" draw:text-style-name="P5" svg:x1="0.404cm" svg:y1="0.286cm" svg:x2="17.126cm" svg:y2="0.286cm"><text:p/></draw:line></text:p>
      <text:p text:style-name="P12"><text:span text:style-name="Strong_20_Emphasis"><text:span text:style-name="T52"><text:tab/></text:span></text:span></text:p>
      <text:p text:style-name="P12"><text:span text:style-name="Strong_20_Emphasis"><text:span text:style-name="T57"><text:tab/></text:span></text:span><text:span text:style-name="Strong_20_Emphasis"><text:span text:style-name="T57">MySQL</text:span></text:span></text:p>
      <text:p text:style-name="P13"><text:tab/></text:p>
      <text:p text:style-name="P14"><text:span text:style-name="T27"><text:tab/></text:span><text:span text:style-name="T43">docker run --name MyDataBase -p 3307:3306 -e MYSQL_ROOT_PASSWORD=root <text:tab/>-d mysql:latest</text:span></text:p>
      <text:p text:style-name="P15"><text:tab/><text:tab/><text:span text:style-name="T23">// </text:span><text:span text:style-name="T58">o </text:span><text:span text:style-name="T33">“-e” </text:span><text:span text:style-name="T58">vem de</text:span><text:span text:style-name="T33"> </text:span><text:span text:style-name="T59">environment variables</text:span><text:span text:style-name="T60">, ou seja, variáveis de ambiente</text:span></text:p>
      <text:p text:style-name="P16"/>
      <text:p text:style-name="P17"><text:tab/><text:span text:style-name="Strong_20_Emphasis"><text:span text:style-name="T57">MySQL </text:span></text:span><text:span text:style-name="Strong_20_Emphasis"><text:span text:style-name="T61">com volume externo</text:span></text:span></text:p>
      <text:p text:style-name="P18"><text:tab/></text:p>
      <text:p text:style-name="P19"><text:span text:style-name="T27"><text:tab/></text:span><text:span text:style-name="T43">docker run --name MyDataBase -p 3307:3306 -e MYSQL_ROOT_PASSWORD=root <text:tab/>-</text:span><text:span text:style-name="T62">v /c/volumeExterno/volume/msql:</text:span><text:span text:style-name="T62">/var/lib/mysql </text:span><text:span text:style-name="T43">-d mysql:latest</text:span></text:p>
      <text:p text:style-name="P20"><text:tab/><text:tab/><text:span text:style-name="T23">// </text:span><text:span text:style-name="T58">o </text:span><text:span text:style-name="T33">“-e” </text:span><text:span text:style-name="T58">vem de</text:span><text:span text:style-name="T33"> </text:span><text:span text:style-name="T59">environment variables</text:span><text:span text:style-name="T58">, ou seja, variáveis de ambiente</text:span></text:p>
      <text:p text:style-name="P17"><text:tab/><text:tab/>// “-<text:span text:style-name="T63">v</text:span>” <text:span text:style-name="T63">significa volume</text:span></text:p>
      <text:p text:style-name="P17"><text:tab/><text:tab/>// “/var/lib/mysql” <text:span text:style-name="T64">pasta padrão do volume</text:span></text:p>
      <text:p text:style-name="P17"><text:tab/><text:tab/>// “/c/volumeExterno/volume/msql” <text:span text:style-name="T64">é o endereço para qual será redirecionado</text:span></text:p>
      <text:p text:style-name="P21"><draw:line text:anchor-type="paragraph" draw:z-index="5" draw:name="Linha horizontal 6" draw:style-name="gr1" draw:text-style-name="P5" svg:x1="0.404cm" svg:y1="0.286cm" svg:x2="17.126cm" svg:y2="0.286cm"><text:p/></draw:line></text:p>
      <text:p text:style-name="P22"><text:span text:style-name="Strong_20_Emphasis"><text:span text:style-name="T52"/></text:span></text:p>
      <text:p text:style-name="P22"><text:span text:style-name="Strong_20_Emphasis"><text:span text:style-name="T57"><text:tab/></text:span></text:span><text:span text:style-name="Strong_20_Emphasis"><text:span text:style-name="T65">Remover Container</text:span></text:span></text:p>
      <text:p text:style-name="P23"><text:tab/></text:p>
      <text:p text:style-name="P24"><text:span text:style-name="T27"><text:tab/></text:span><text:span text:style-name="T43">docker </text:span><text:span text:style-name="T66">container rm nome_do_container</text:span></text:p>
      <text:p text:style-name="P25"><text:tab/><text:tab/><text:span text:style-name="T23">// </text:span><text:span text:style-name="T33">“</text:span><text:span text:style-name="T58">rm” significa remove</text:span></text:p>
      <text:p text:style-name="P26"><text:tab/><text:tab/>//o container precisa estar para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15:53:55.096761300</meta:creation-date>
    <dc:date>2025-08-11T17:26:34.253169100</dc:date>
    <meta:editing-duration>PT41M27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68" meta:word-count="452" meta:character-count="2957" meta:non-whitespace-character-count="2466"/>
  </office:meta>
</office:document-meta>
</file>